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d32ee" officeooo:paragraph-rsid="001d32ee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</text:p>
      <text:p text:style-name="P1"><text:s/>main()</text:p>
      <text:p text:style-name="P1">{</text:p>
      <text:p text:style-name="P1">int number,temp,remainder,result=0;</text:p>
      <text:p text:style-name="P1">printf("enter the number");</text:p>
      <text:p text:style-name="P1">scanf("%d",&amp;number);</text:p>
      <text:p text:style-name="P1">temp=number;</text:p>
      <text:p text:style-name="P1">while(temp!=0)</text:p>
      <text:p text:style-name="P1">{</text:p>
      <text:p text:style-name="P1">remainder=temp%10;</text:p>
      <text:p text:style-name="P1">result=result+(remainder*remainder*remainder);</text:p>
      <text:p text:style-name="P1">temp=temp/10;</text:p>
      <text:p text:style-name="P1">}</text:p>
      <text:p text:style-name="P1">if(number==result)</text:p>
      <text:p text:style-name="P1">printf("it is armstrong no.\n");</text:p>
      <text:p text:style-name="P1">else</text:p>
      <text:p text:style-name="P1">printf("it is not armstrong no.\n");</text:p>
      <text:p text:style-name="P1">}</text:p>
      <text:p text:style-name="P1"/>
      <text:p text:style-name="P1">output:</text:p>
      <text:p text:style-name="P1">1. <text:s/>enter the number 371</text:p>
      <text:p text:style-name="P1">it is armstrong no.</text:p>
      <text:p text:style-name="P1">2.enter the number456</text:p>
      <text:p text:style-name="P1">it is not armstrong no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7:58:02.786099691</meta:creation-date>
    <dc:date>2017-10-27T18:03:52.141187371</dc:date>
    <meta:editing-duration>P0D</meta:editing-duration>
    <meta:editing-cycles>1</meta:editing-cycles>
    <meta:document-statistic meta:table-count="0" meta:image-count="0" meta:object-count="0" meta:page-count="1" meta:paragraph-count="23" meta:word-count="46" meta:character-count="419" meta:non-whitespace-character-count="372"/>
    <meta:generator>LibreOffice/4.2.8.2$Linux_X86_64 LibreOffice_project/420m0$Build-2</meta:generator>
  </office:meta>
</office:document-meta>
</file>